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3.362cm" style:rel-column-width="12962*"/>
    </style:style>
    <style:style style:name="Table1.B" style:family="table-column">
      <style:table-column-properties style:column-width="13.637cm" style:rel-column-width="5257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text-input text:description="jooscript">${item.col1}</text:text-input><text:script script:language="JOOScript">@table:table-row
[#list items as item]
@/table:table-row
[/#list]

@#table:table-cell
table:number-rows-spanned=${item.rowspan}

@table:table-cell
[#if item.rowspan &gt; 0]
@/table:table-cell
[#else]
&lt;table:covered-table-cell/&gt;
[/#if]</text:script></text:p>
          </table:table-cell>
          <table:table-cell table:style-name="Table1.B1" office:value-type="string">
            <text:p text:style-name="Table_20_Contents"><text:text-input text:description="jooscript">${item.col2}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Lucidasans1" svg:font-family="Lucidasan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ncho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sans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21$Build-9319</meta:generator>
    <meta:initial-creator>Mirko Nasato</meta:initial-creator>
    <meta:creation-date>2006-07-20T18:40:33</meta:creation-date>
    <dc:date>2010-06-02T21:25:00</dc:date>
    <dc:language>en-GB</dc:language>
    <meta:editing-cycles>15</meta:editing-cycles>
    <meta:editing-duration>PT00H44M04S</meta:editing-duration>
    <meta:document-statistic meta:table-count="1" meta:image-count="0" meta:object-count="0" meta:page-count="1" meta:paragraph-count="2" meta:word-count="2" meta:character-count="25"/>
    <meta:user-defined meta:name="Info 1"/>
    <meta:user-defined meta:name="Info 2"/>
    <meta:user-defined meta:name="Info 3"/>
    <meta:user-defined meta:name="Info 4"/>
  </office:meta>
</office:document-meta>
</file>